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Standard" style:family="paragraph">
      <style:paragraph-properties style:master-page-name="Standard1" fo:text-align="center"/>
      <style:text-properties fo:color="#000000" fo:font-size="36.000000000000000pt" fo:font-weight="bold"/>
    </style:style>
    <style:style style:name="P2" style:family="paragraph">
      <style:text-properties fo:color="#000000"/>
    </style:style>
    <style:style style:name="P3" style:parent-style-name="Standard" style:family="paragraph">
      <style:text-properties fo:color="#000000"/>
    </style:style>
    <style:style style:name="T1" style:parent-style-name="Standard" style:family="text">
      <style:text-properties fo:font-weight="bold"/>
    </style:style>
    <style:style style:name="T2" style:parent-style-name="Standard" style:family="text">
      <style:text-properties fo:color="#0000ff" style:text-underline-style="solid" style:text-underline-type="single"/>
    </style:style>
    <style:style style:name="T3" style:parent-style-name="Standard" style:family="text">
      <style:text-properties fo:background-color="#ffffff" fo:color="#804c19"/>
    </style:style>
    <style:style style:name="T4" style:parent-style-name="Standard" style:family="text">
      <style:text-properties fo:color="#804c19"/>
    </style:style>
    <style:style style:name="P4" style:parent-style-name="Standard" style:family="paragraph">
      <style:text-properties fo:color="#000000" fo:font-weight="bold"/>
    </style:style>
    <style:style style:name="P5" style:parent-style-name="Standard" style:family="paragraph">
      <style:text-properties fo:color="#000000" fo:font-style="italic" fo:font-weight="normal"/>
    </style:style>
    <style:style style:name="P6" style:parent-style-name="Standard" style:family="paragraph">
      <style:text-properties fo:color="#000000" fo:font-style="italic"/>
    </style:style>
    <style:style style:name="P7" style:parent-style-name="Standard" style:family="paragraph">
      <style:paragraph-properties fo:text-align="center"/>
      <style:text-properties fo:color="#000000" fo:font-weight="bold"/>
    </style:style>
    <style:style style:name="P8" style:parent-style-name="Standard" style:family="paragraph">
      <style:paragraph-properties fo:text-align="center"/>
      <style:text-properties fo:color="#000000"/>
    </style:style>
    <text:list-style style:name="L11" style:display-name="L1">
      <text:list-level-style-number text:level="1" style:num-suffix="." text:start-value="5" style:num-format="1">
        <style:list-level-properties/>
      </text:list-level-style-number>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L21" style:display-name="L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style:display-name="L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office:automatic-styles>
  <office:body>
    <office:text>
      <text:tracked-changes/>
      <text:page-sequence>
        <text:page text:master-page-name="Standard1"/>
        <text:page text:master-page-name="Standard1"/>
      </text:page-sequence>
      <text:p text:style-name="P1">PAWN: Missing angle brackets finder</text:p>
      <text:p text:style-name="P2"/>
      <text:p text:style-name="P3">  <text:span text:style-name="T1">About</text:span></text:p>
      <text:p text:style-name="P3"> This script, written in Perl, analyses your script in terms of angle brackets ( { }). It tells you which bracket(s) have/has a missing bracket, so you can fix your code (the pawn compiler is buggy in this aspect. If there is one or more angle bracket missing somewhere, it outputs wrong errors or even crashes, so you have to go line-by-line). It can also help you if you don't even know whether brackets are the problem and where to find them. This script isn't 100% accurate because it isn't psychic:  if(..) { if(..) { }  How could the script guess whether the first if or the seconds if has the missing pair? But this script helps you in this case by telling you roughly where to look for a missing bracket. It is released under the creativecommons 3 (<text:a xlink:type="simple" xlink:href="http://creativecommons.org/licenses/by/3.0/">http://creativecommons.org/licenses/by/3.0/</text:a>)  <text:span text:style-name="T1">Installation</text:span>  You need to have the Perl VM installed. If you are using Windows, you have to install Perl at first. Linux based systems and many other operating systems have it installed by default.  <text:span text:style-name="T3">1.<text:tab/>Go to<text:s/></text:span><text:a xlink:type="simple" xlink:href="http://www.activestate.com/activeperl/downloads">http://www.activestate.com/activeperl/downloads</text:a><text:span text:style-name="T3"><text:s/>and download it. 2.<text:tab/>Install activeperl</text:span><text:span text:style-name="T4"> 3.<text:tab/>Unzip brackets.zip and start „missing brackets finder.exe“</text:span></text:p>
      <text:p text:style-name="P3"><text:span text:style-name="T4"><text:tab/>If activeperl is installed, a GUI should shown up.</text:span></text:p>
      <text:p text:style-name="P3"/>
      <text:p text:style-name="P3"><text:span text:style-name="T4"><text:tab/>The „perl“ folder inside is needed by the executable, so don't delete the folder.</text:span>  If you are using a linux based system, just open the terminal and run „perl GUI.pl“. You also need to have the perl module „Tkx“ installed (you can install Tkx with the package installer: apt-get, yum, ..).   <text:span text:style-name="T1">Known issues</text:span></text:p>
      <text:p text:style-name="P4"/>
      <text:p text:style-name="P3">- it reported a line, you go to the line but there isn't a missing bracket: Look for the missing bracket around the area where the bracket was reported (the function, ..)</text:p>
      <text:p text:style-name="P3">- works with large scripts (80k+ lines), but at the cost of memory (~60 MB) and execution time (won't be fixed. Rewritting in a programming language such as C++ would cost too much time. I needed the dynamics of perl for this application)</text:p>
      <text:p text:style-name="P3">- you are not able to move <text:s/>and touch the window while it is analysing a script (won't be fixed.)</text:p>
      <text:p text:style-name="P3"/>
      <text:p text:style-name="P3"/>
      <text:list text:style-name="L11">
        <text:list-header>
          <text:number/>
          <text:p text:style-name="P4"/>
        </text:list-header>
      </text:list>
      <text:p text:style-name="P4">Changelog</text:p>
      <text:p text:style-name="P4"/>
      <text:p text:style-name="P5">Beta 5 → Final 1:</text:p>
      <text:list text:style-name="L21">
        <text:list-item>
          <text:number>–</text:number>
          <text:p text:style-name="P5">Fixed problems with ' and „ in comments („// don't“ <text:s/>&lt;&lt; made the script not working)</text:p>
        </text:list-item>
        <text:list-item>
          <text:number>–</text:number>
          <text:p text:style-name="P5">create a how-to gallery, so EVERYONE is able to use this</text:p>
          <text:p text:style-name="P5"/>
        </text:list-item>
      </text:list>
      <text:p text:style-name="P6"/>
      <text:p text:style-name="P6">Final 1 → Final 1.1:</text:p>
      <text:list text:style-name="L31">
        <text:list-item>
          <text:number>–</text:number>
          <text:p text:style-name="P6">Easier to use</text:p>
        </text:list-item>
        <text:list-item>
          <text:number>–</text:number>
          <text:p text:style-name="P6">Fixed many bugs</text:p>
        </text:list-item>
        <text:list-item>
          <text:number>–</text:number>
          <text:p text:style-name="P6">GUI</text:p>
        </text:list-item>
        <text:list-item>
          <text:number>–</text:number>
          <text:p text:style-name="P6">faster, improved most of the code</text:p>
          <text:p text:style-name="P3"/>
        </text:list-item>
      </text:list>
      <text:p text:style-name="P2"/>
      <text:p text:style-name="P7"/>
      <text:p text:style-name="P8"><text:span text:style-name="T1">Credits</text:span> <text:a xlink:type="simple" xlink:href="http://www.perl-community.de/">www.perl-community.de</text:a><text:s/>(GwenDragon and MatthiasW): Helped me using Text::Balanced, fixing some bugs and stripping out strings (text inside quotes) and gave me more tips in perl </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writing-mode="page"/>
      <style:text-properties fo:country="DE" fo:font-family="Times New Roman" fo:font-size="12.000000000000000pt" fo:language="de" style:letter-kerning="true"/>
    </style:default-style>
    <style:style style:name="Index" style:display-name="Index" style:family="paragraph">
      <style:paragraph-properties style:tab-stop-distance="35.461478755799995pt" style:writing-mode="page"/>
      <style:text-properties fo:country="DE" fo:font-family="Times New Roman" fo:font-size="12.000000000000000pt" fo:language="de" style:letter-kerning="true"/>
    </style:style>
    <style:style style:name="Caption" style:display-name="Caption" style:family="paragraph">
      <style:paragraph-properties fo:margin-bottom="6.009459229600000pt" fo:margin-top="6.009459229600000pt" style:tab-stop-distance="35.461478755799995pt" style:writing-mode="page"/>
      <style:text-properties fo:country="DE" fo:font-family="Times New Roman" fo:font-size="12.000000000000000pt" fo:font-style="italic" fo:language="de" style:letter-kerning="true"/>
    </style:style>
    <style:style style:name="Heading_201" style:display-name="Heading 1" style:family="paragraph" style:next-style-name="Text_20body">
      <style:paragraph-properties fo:margin-bottom="6.009459229600000pt" fo:margin-top="11.990571953400000pt" style:tab-stop-distance="35.461478755799995pt" style:writing-mode="page"/>
      <style:text-properties fo:country="DE" fo:font-family="Arial" fo:font-size="16.099999999999998pt" fo:font-weight="bold" fo:language="de" style:letter-kerning="true"/>
    </style:style>
    <style:style style:name="Heading_202" style:display-name="Heading 2" style:family="paragraph" style:next-style-name="Text_20body">
      <style:paragraph-properties fo:margin-bottom="6.009459229600000pt" fo:margin-top="11.990571953400000pt" style:tab-stop-distance="35.461478755799995pt" style:writing-mode="page"/>
      <style:text-properties fo:country="DE" fo:font-family="Arial" fo:font-size="14.000000000000000pt" fo:font-style="italic" fo:font-weight="bold" fo:language="de" style:letter-kerning="true"/>
    </style:style>
    <style:style style:name="Standard" style:display-name="Standard" style:family="paragraph">
      <style:paragraph-properties style:tab-stop-distance="35.461478755799995pt" style:writing-mode="page"/>
      <style:text-properties fo:country="DE" fo:font-family="Times New Roman" fo:font-size="12.000000000000000pt" fo:language="de" style:letter-kerning="true"/>
    </style:style>
    <style:style style:name="Heading" style:display-name="Heading" style:family="paragraph" style:next-style-name="Text_20body">
      <style:paragraph-properties fo:margin-bottom="6.009459229600000pt" fo:margin-top="11.990571953400000pt" style:tab-stop-distance="35.461478755799995pt" style:writing-mode="page"/>
      <style:text-properties fo:country="DE" fo:font-family="Arial" fo:font-size="14.000000000000000pt" fo:language="de" style:letter-kerning="true"/>
    </style:style>
    <style:style style:name="Text_20body" style:display-name="Text body" style:family="paragraph">
      <style:paragraph-properties fo:margin-bottom="6.009459229600000pt" fo:margin-top="0.000000000000000pt" style:tab-stop-distance="35.461478755799995pt" style:writing-mode="page"/>
      <style:text-properties fo:country="DE" fo:font-family="Times New Roman" fo:font-size="12.000000000000000pt" fo:language="de" style:letter-kerning="true"/>
    </style:style>
    <style:style style:name="List" style:display-name="List" style:family="paragraph">
      <style:paragraph-properties fo:margin-bottom="6.009459229600000pt" fo:margin-top="0.000000000000000pt" style:tab-stop-distance="35.461478755799995pt" style:writing-mode="page"/>
      <style:text-properties fo:country="DE" fo:font-family="Times New Roman" fo:font-size="12.000000000000000pt" fo:language="de" style:letter-kerning="true"/>
    </style:style>
    <style:style style:name="Internet_20link" style:display-name="Internet link" style:family="text">
      <style:text-properties fo:color="#000080" fo:country="none" fo:language="zxx" style:text-underline-style="solid" style:text-underline-type="single" style:text-underline-width="auto"/>
    </style:style>
    <style:style style:name="Numbering_20Symbols" style:display-name="Numbering Symbols" style:family="text"/>
    <style:style style:name="Bullet_20Symbols" style:display-name="Bullet Symbols" style:family="text">
      <style:text-properties fo:font-family="OpenSymbol"/>
    </style:style>
  </office:styles>
  <office:automatic-styles>
    <style:page-layout style:name="pm1" style:page-usage="all">
      <style:page-layout-properties fo:margin="56.693011599999998pt" fo:padding="0.000000000000000pt" fo:page-height="841.862875754199990pt" fo:page-width="595.248275294199971pt" style:print-orientation="portrait">
    
   </style:page-layout-properties>
    </style:page-layout>
    <style:page-layout style:name="pm2" style:page-usage="all">
      <style:page-layout-properties fo:margin="56.693011599999998pt" fo:padding="0.000000000000000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2.2</meta:generator>
    <dc:title/>
    <meta:initial-creator>Unknown</meta:initial-creator>
    <meta:editing-cycles>19</meta:editing-cycles>
    <dc:date>2011-02-17T18:27:49</dc:date>
    <meta:creation-date>2010-08-26T16:42:02</meta:creation-date>
    <dc:creator>Jefferson</dc:creator>
  </office:meta>
</office:document-meta>
</file>